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411f5" officeooo:paragraph-rsid="000411f5"/>
    </style:style>
    <style:style style:name="P2" style:family="paragraph" style:parent-style-name="Heading_20_2">
      <style:text-properties officeooo:rsid="000411f5" officeooo:paragraph-rsid="000411f5"/>
    </style:style>
    <style:style style:name="P3" style:family="paragraph" style:parent-style-name="Heading_20_3">
      <style:text-properties officeooo:rsid="000411f5" officeooo:paragraph-rsid="000411f5"/>
    </style:style>
    <style:style style:name="P4" style:family="paragraph" style:parent-style-name="Heading_20_3">
      <style:text-properties officeooo:paragraph-rsid="000411f5"/>
    </style:style>
    <style:style style:name="P5" style:family="paragraph" style:parent-style-name="Heading_20_3">
      <style:text-properties officeooo:rsid="000717da" officeooo:paragraph-rsid="000717da"/>
    </style:style>
    <style:style style:name="P6" style:family="paragraph" style:parent-style-name="Heading_20_3">
      <style:text-properties officeooo:rsid="00074f71" officeooo:paragraph-rsid="00074f71"/>
    </style:style>
    <style:style style:name="P7" style:family="paragraph" style:parent-style-name="Heading_20_3">
      <style:text-properties officeooo:paragraph-rsid="0009d46f"/>
    </style:style>
    <style:style style:name="P8" style:family="paragraph" style:parent-style-name="Text_20_body" style:list-style-name="L4">
      <style:text-properties officeooo:rsid="000411f5" officeooo:paragraph-rsid="000411f5"/>
    </style:style>
    <style:style style:name="P9" style:family="paragraph" style:parent-style-name="Text_20_body" style:list-style-name="L3">
      <style:text-properties officeooo:rsid="000411f5" officeooo:paragraph-rsid="000411f5"/>
    </style:style>
    <style:style style:name="P10" style:family="paragraph" style:parent-style-name="Text_20_body" style:list-style-name="L2">
      <style:text-properties officeooo:rsid="000411f5" officeooo:paragraph-rsid="000411f5"/>
    </style:style>
    <style:style style:name="P11" style:family="paragraph" style:parent-style-name="Text_20_body" style:list-style-name="L5">
      <style:text-properties officeooo:rsid="000411f5" officeooo:paragraph-rsid="000411f5"/>
    </style:style>
    <style:style style:name="P12" style:family="paragraph" style:parent-style-name="Text_20_body" style:list-style-name="L1">
      <style:text-properties officeooo:rsid="000411f5" officeooo:paragraph-rsid="000411f5"/>
    </style:style>
    <style:style style:name="P13" style:family="paragraph" style:parent-style-name="Text_20_body">
      <style:text-properties fo:font-weight="bold" officeooo:rsid="000411f5" officeooo:paragraph-rsid="000411f5" style:font-weight-asian="bold" style:font-weight-complex="bold"/>
    </style:style>
    <style:style style:name="P14" style:family="paragraph" style:parent-style-name="Text_20_body">
      <style:text-properties fo:font-weight="bold" officeooo:rsid="00074f71" officeooo:paragraph-rsid="00074f71" style:font-weight-asian="bold" style:font-weight-complex="bold"/>
    </style:style>
    <style:style style:name="P15" style:family="paragraph" style:parent-style-name="Text_20_body" style:list-style-name="L1">
      <style:text-properties officeooo:paragraph-rsid="000411f5"/>
    </style:style>
    <style:style style:name="P16" style:family="paragraph" style:parent-style-name="Text_20_body" style:list-style-name="L2">
      <style:text-properties officeooo:paragraph-rsid="000411f5"/>
    </style:style>
    <style:style style:name="P17" style:family="paragraph" style:parent-style-name="Text_20_body" style:list-style-name="L3">
      <style:text-properties officeooo:paragraph-rsid="000411f5"/>
    </style:style>
    <style:style style:name="P18" style:family="paragraph" style:parent-style-name="Text_20_body">
      <style:text-properties fo:color="#00ff00" loext:opacity="100%" officeooo:rsid="0005ffbb" officeooo:paragraph-rsid="0005ffbb"/>
    </style:style>
    <style:style style:name="P19" style:family="paragraph" style:parent-style-name="Text_20_body" style:list-style-name="L1">
      <style:text-properties officeooo:rsid="0005ffbb" officeooo:paragraph-rsid="0005ffbb"/>
    </style:style>
    <style:style style:name="P20" style:family="paragraph" style:parent-style-name="Text_20_body" style:list-style-name="L5">
      <style:text-properties officeooo:rsid="0005ffbb" officeooo:paragraph-rsid="0005ffbb"/>
    </style:style>
    <style:style style:name="P21" style:family="paragraph" style:parent-style-name="Text_20_body" style:list-style-name="L8">
      <style:text-properties officeooo:rsid="0005ffbb" officeooo:paragraph-rsid="00074f71"/>
    </style:style>
    <style:style style:name="P22" style:family="paragraph" style:parent-style-name="Text_20_body" style:list-style-name="L4">
      <style:text-properties officeooo:rsid="000717da" officeooo:paragraph-rsid="000717da"/>
    </style:style>
    <style:style style:name="P23" style:family="paragraph" style:parent-style-name="Text_20_body" style:list-style-name="L3">
      <style:text-properties officeooo:rsid="000717da" officeooo:paragraph-rsid="000717da"/>
    </style:style>
    <style:style style:name="P24" style:family="paragraph" style:parent-style-name="Text_20_body" style:list-style-name="L2">
      <style:text-properties officeooo:rsid="000717da" officeooo:paragraph-rsid="000717da"/>
    </style:style>
    <style:style style:name="P25" style:family="paragraph" style:parent-style-name="Text_20_body" style:list-style-name="L1">
      <style:text-properties officeooo:rsid="000717da" officeooo:paragraph-rsid="000717da"/>
    </style:style>
    <style:style style:name="P26" style:family="paragraph" style:parent-style-name="Text_20_body" style:list-style-name="L6">
      <style:text-properties officeooo:rsid="00074f71" officeooo:paragraph-rsid="00074f71"/>
    </style:style>
    <style:style style:name="P27" style:family="paragraph" style:parent-style-name="Text_20_body" style:list-style-name="L7">
      <style:text-properties officeooo:rsid="00074f71" officeooo:paragraph-rsid="00074f71"/>
    </style:style>
    <style:style style:name="P28" style:family="paragraph" style:parent-style-name="Text_20_body" style:list-style-name="L2">
      <style:text-properties officeooo:rsid="00074f71" officeooo:paragraph-rsid="00074f71"/>
    </style:style>
    <style:style style:name="P29" style:family="paragraph" style:parent-style-name="Text_20_body" style:list-style-name="L5">
      <style:text-properties officeooo:rsid="00074f71" officeooo:paragraph-rsid="00074f71"/>
    </style:style>
    <style:style style:name="P30" style:family="paragraph" style:parent-style-name="Text_20_body" style:list-style-name="L8">
      <style:text-properties officeooo:rsid="00074f71" officeooo:paragraph-rsid="00074f71"/>
    </style:style>
    <style:style style:name="P31" style:family="paragraph" style:parent-style-name="Text_20_body" style:list-style-name="L1">
      <style:text-properties officeooo:rsid="000843f0" officeooo:paragraph-rsid="000843f0"/>
    </style:style>
    <style:style style:name="P32" style:family="paragraph" style:parent-style-name="Text_20_body" style:list-style-name="L1">
      <style:text-properties officeooo:rsid="000843f0" officeooo:paragraph-rsid="00099525"/>
    </style:style>
    <style:style style:name="P33" style:family="paragraph" style:parent-style-name="Text_20_body" style:list-style-name="L2">
      <style:text-properties officeooo:rsid="000843f0" officeooo:paragraph-rsid="000843f0"/>
    </style:style>
    <style:style style:name="P34" style:family="paragraph" style:parent-style-name="Text_20_body" style:list-style-name="L1">
      <style:text-properties officeooo:rsid="00099525" officeooo:paragraph-rsid="00099525"/>
    </style:style>
    <style:style style:name="P35" style:family="paragraph" style:parent-style-name="Text_20_body" style:list-style-name="L1">
      <style:text-properties officeooo:rsid="0009d46f" officeooo:paragraph-rsid="0009d46f"/>
    </style:style>
    <style:style style:name="P36" style:family="paragraph" style:parent-style-name="Text_20_body" style:list-style-name="L2">
      <style:text-properties officeooo:rsid="0009d46f" officeooo:paragraph-rsid="0009d46f"/>
    </style:style>
    <style:style style:name="P37" style:family="paragraph" style:parent-style-name="Text_20_body" style:list-style-name="L6">
      <style:text-properties officeooo:rsid="0009d46f" officeooo:paragraph-rsid="0009d46f"/>
    </style:style>
    <style:style style:name="P38" style:family="paragraph" style:parent-style-name="Text_20_body" style:list-style-name="L9">
      <style:text-properties officeooo:rsid="0009d46f" officeooo:paragraph-rsid="0009d46f"/>
    </style:style>
    <style:style style:name="P39" style:family="paragraph" style:parent-style-name="Text_20_body" style:list-style-name="L9">
      <style:text-properties officeooo:paragraph-rsid="0009d46f"/>
    </style:style>
    <style:style style:name="T1" style:family="text">
      <style:text-properties officeooo:rsid="000411f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d46f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0bea26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0bea26"/>
    </style:style>
    <style:style style:name="T9" style:family="text">
      <style:text-properties officeooo:rsid="0005ffbb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officeooo:rsid="000717da"/>
    </style:style>
    <style:style style:name="T12" style:family="text">
      <style:text-properties fo:color="#00ff00" loext:opacity="100%"/>
    </style:style>
    <style:style style:name="T13" style:family="text">
      <style:text-properties fo:color="#00ff00" loext:opacity="100%" fo:background-color="transparent" loext:char-shading-value="0"/>
    </style:style>
    <style:style style:name="T14" style:family="text">
      <style:text-properties fo:color="#00ff00" loext:opacity="100%" officeooo:rsid="00074f71"/>
    </style:style>
    <style:style style:name="T15" style:family="text">
      <style:text-properties fo:color="#00ff00" loext:opacity="100%" officeooo:rsid="0009d46f"/>
    </style:style>
    <style:style style:name="T16" style:family="text">
      <style:text-properties officeooo:rsid="000717da"/>
    </style:style>
    <style:style style:name="T17" style:family="text">
      <style:text-properties officeooo:rsid="00074f71"/>
    </style:style>
    <style:style style:name="T18" style:family="text">
      <style:text-properties officeooo:rsid="000843f0"/>
    </style:style>
    <style:style style:name="T19" style:family="text">
      <style:text-properties officeooo:rsid="00099525"/>
    </style:style>
    <style:style style:name="T20" style:family="text">
      <style:text-properties officeooo:rsid="0009d46f"/>
    </style:style>
    <style:style style:name="T21" style:family="text">
      <style:text-properties officeooo:rsid="000bea2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anguage structure</text:h>
      <text:h text:style-name="P2" text:outline-level="2">Key terms</text:h>
      <text:p text:style-name="P13">Additive<text:span text:style-name="T2"> – Additions to the existing English language<text:line-break/></text:span>General –<text:span text:style-name="T2"> Generalized words<text:line-break/></text:span>Profane/Profanity<text:span text:style-name="T2"> – Off color/offensive words<text:line-break/></text:span>Buzz – <text:span text:style-name="T2">buzzwords, corporate/trend phrases<text:line-break/></text:span><text:span text:style-name="T20">Alternative spelling</text:span><text:span text:style-name="T3"> – An additional way to spell the word</text:span></text:p>
      <text:h text:style-name="P3" text:outline-level="3">Overview</text:h>
      <text:p text:style-name="P13">As of 2023, <text:span text:style-name="T21">Tuesday</text:span>, February 1<text:span text:style-name="T21">4</text:span><text:span text:style-name="T5">th</text:span><text:span text:style-name="T7"> </text:span><text:span text:style-name="T8">at 12:19 am PST</text:span></text:p>
      <text:p text:style-name="P18">Added words: ???<text:line-break/><text:span text:style-name="T10">Removed words: </text:span><text:span text:style-name="T11">4</text:span></text:p>
      <text:h text:style-name="Heading_20_3" text:outline-level="3"><text:span text:style-name="T12">Additive</text:span> general words</text:h>
      <text:list xml:id="list3072294318" text:style-name="L1">
        <text:list-item>
          <text:p text:style-name="P15">Journaling</text:p>
        </text:list-item>
        <text:list-item>
          <text:p text:style-name="P15">Finalizations</text:p>
        </text:list-item>
        <text:list-item>
          <text:p text:style-name="P15">Masse</text:p>
        </text:list-item>
        <text:list-item>
          <text:p text:style-name="P25">M<text:span text:style-name="T9">ß</text:span>e (alternative spelling)</text:p>
        </text:list-item>
        <text:list-item>
          <text:p text:style-name="P15"><text:span text:style-name="T1">Cyberattack</text:span></text:p>
        </text:list-item>
        <text:list-item>
          <text:p text:style-name="P12">Demoman</text:p>
        </text:list-item>
        <text:list-item>
          <text:p text:style-name="P19">Græy/GRÆY</text:p>
        </text:list-item>
        <text:list-item>
          <text:p text:style-name="P19">Graẞ <text:span text:style-name="T16">(alternative spelling)</text:span></text:p>
        </text:list-item>
        <text:list-item>
          <text:p text:style-name="P19">Glaẞ <text:span text:style-name="T16">(alternative spelling)</text:span></text:p>
        </text:list-item>
        <text:list-item>
          <text:p text:style-name="P31">Glo<text:span text:style-name="T9">ẞ </text:span>(alternative spelling)</text:p>
        </text:list-item>
        <text:list-item>
          <text:p text:style-name="P31">TÞ (alternative spelling)</text:p>
        </text:list-item>
        <text:list-item>
          <text:p text:style-name="P31">MaÞ (alternative spelling)</text:p>
        </text:list-item>
        <text:list-item>
          <text:p text:style-name="P31">Þen (alternative spelling)</text:p>
        </text:list-item>
        <text:list-item>
          <text:p text:style-name="P31">Þorn (alternative spelling)</text:p>
        </text:list-item>
        <text:list-item>
          <text:p text:style-name="P31">Þorny (alternative spelling)</text:p>
        </text:list-item>
        <text:list-item>
          <text:p text:style-name="P31">Þeir (alternative spelling)</text:p>
        </text:list-item>
        <text:list-item>
          <text:p text:style-name="P31">Þey’re (alternative spelling)</text:p>
        </text:list-item>
        <text:list-item>
          <text:p text:style-name="P31"><text:soft-page-break/>Þere (alternative spelling)</text:p>
        </text:list-item>
        <text:list-item>
          <text:p text:style-name="P31">Þat (alternative spelling)</text:p>
        </text:list-item>
        <text:list-item>
          <text:p text:style-name="P31">Þis (alternative spelling)</text:p>
        </text:list-item>
        <text:list-item>
          <text:p text:style-name="P31">Þough (alternative spelling)</text:p>
        </text:list-item>
        <text:list-item>
          <text:p text:style-name="P31">Bli<text:span text:style-name="T9">ß </text:span>(alternative spelling)</text:p>
        </text:list-item>
        <text:list-item>
          <text:p text:style-name="P31">A<text:span text:style-name="T9">ß</text:span>a<text:span text:style-name="T9">ß</text:span>inated (alternative spelling)</text:p>
        </text:list-item>
        <text:list-item>
          <text:p text:style-name="P31">A<text:span text:style-name="T9">ß</text:span>a<text:span text:style-name="T9">ß</text:span>in (alternative spelling)</text:p>
        </text:list-item>
        <text:list-item>
          <text:p text:style-name="P31">A<text:span text:style-name="T9">ß</text:span>yrian (alternative spelling)</text:p>
        </text:list-item>
        <text:list-item>
          <text:p text:style-name="P31">MaÞematics (alternative spelling)</text:p>
        </text:list-item>
        <text:list-item>
          <text:p text:style-name="P34">Fu<text:span text:style-name="T9">ß </text:span>(alternative spelling)</text:p>
        </text:list-item>
        <text:list-item>
          <text:p text:style-name="P34">Fu<text:span text:style-name="T9">ß</text:span>y (alternative spelling)</text:p>
        </text:list-item>
        <text:list-item>
          <text:p text:style-name="P32"><text:span text:style-name="T9">ß</text:span><text:span text:style-name="T19">ick (alternative spelling)</text:span></text:p>
        </text:list-item>
        <text:list-item>
          <text:p text:style-name="P32"><text:span text:style-name="T9">ß</text:span><text:span text:style-name="T19">hickness (alternative spelling)</text:span></text:p>
        </text:list-item>
        <text:list-item>
          <text:p text:style-name="P34">Sa<text:span text:style-name="T9">ß </text:span>(alternative spelling)</text:p>
        </text:list-item>
        <text:list-item>
          <text:p text:style-name="P34">Sa<text:span text:style-name="T9">ß</text:span>y (alternative spelling)</text:p>
        </text:list-item>
        <text:list-item>
          <text:p text:style-name="P34">Ba<text:span text:style-name="T9">ß </text:span>(alternative spelling</text:p>
        </text:list-item>
        <text:list-item>
          <text:p text:style-name="P34">Ba<text:span text:style-name="T9">ß-</text:span>boost</text:p>
        </text:list-item>
        <text:list-item>
          <text:p text:style-name="P34">Bass-boost</text:p>
        </text:list-item>
        <text:list-item>
          <text:p text:style-name="P34">Glo<text:span text:style-name="T9">ß</text:span>y (alternative spelling)</text:p>
        </text:list-item>
        <text:list-item>
          <text:p text:style-name="P34">Ga<text:span text:style-name="T9">ß</text:span>y (alternative spelling)</text:p>
        </text:list-item>
        <text:list-item>
          <text:p text:style-name="P34">Cha<text:span text:style-name="T9">ß</text:span>y (alternative spelling)</text:p>
        </text:list-item>
        <text:list-item>
          <text:p text:style-name="P34">Cla<text:span text:style-name="T9">ß </text:span>(alternative spelling)</text:p>
        </text:list-item>
        <text:list-item>
          <text:p text:style-name="P34">Cla<text:span text:style-name="T9">ß</text:span>y (alternative spelling)</text:p>
        </text:list-item>
        <text:list-item>
          <text:p text:style-name="P35">A<text:span text:style-name="T18">Þ</text:span>eist<text:span text:style-name="T19"> (alternative spelling)</text:span></text:p>
        </text:list-item>
        <text:list-item>
          <text:p text:style-name="P35">A<text:span text:style-name="T18">þ</text:span>eism<text:span text:style-name="T19"> (alternative spelling)</text:span></text:p>
        </text:list-item>
      </text:list>
      <text:h text:style-name="P4" text:outline-level="3"><text:span text:style-name="T12">Additive</text:span> profane words</text:h>
      <text:list xml:id="list3188147350" text:style-name="L2">
        <text:list-item>
          <text:p text:style-name="P16"><text:span text:style-name="T1">Fapping</text:span></text:p>
        </text:list-item>
        <text:list-item>
          <text:p text:style-name="P16"><text:span text:style-name="T1">Fapped</text:span></text:p>
        </text:list-item>
        <text:list-item>
          <text:p text:style-name="P16"><text:span text:style-name="T1">Fap</text:span></text:p>
        </text:list-item>
        <text:list-item>
          <text:p text:style-name="P16"><text:soft-page-break/><text:span text:style-name="T1">Cummy</text:span></text:p>
        </text:list-item>
        <text:list-item>
          <text:p text:style-name="P16"><text:span text:style-name="T1">Cumshot</text:span></text:p>
        </text:list-item>
        <text:list-item>
          <text:p text:style-name="P16"><text:span text:style-name="T1">Cumbucket</text:span></text:p>
        </text:list-item>
        <text:list-item>
          <text:p text:style-name="P16"><text:span text:style-name="T1">Dumbarse</text:span></text:p>
        </text:list-item>
        <text:list-item>
          <text:p text:style-name="P10">Coomer</text:p>
        </text:list-item>
        <text:list-item>
          <text:p text:style-name="P10">FaceCrook</text:p>
        </text:list-item>
        <text:list-item>
          <text:p text:style-name="P24">BDSM</text:p>
        </text:list-item>
        <text:list-item>
          <text:p text:style-name="P24">Eroge</text:p>
        </text:list-item>
        <text:list-item>
          <text:p text:style-name="P24">Hentai</text:p>
        </text:list-item>
        <text:list-item>
          <text:p text:style-name="P24">Buttsack</text:p>
        </text:list-item>
        <text:list-item>
          <text:p text:style-name="P24">Nutsack</text:p>
        </text:list-item>
        <text:list-item>
          <text:p text:style-name="P24">Butthead</text:p>
        </text:list-item>
        <text:list-item>
          <text:p text:style-name="P24">Covidiot</text:p>
        </text:list-item>
        <text:list-item>
          <text:p text:style-name="P28">Dickwad</text:p>
        </text:list-item>
        <text:list-item>
          <text:p text:style-name="P33">A<text:span text:style-name="T9">ß </text:span>(alternative spelling)</text:p>
        </text:list-item>
        <text:list-item>
          <text:p text:style-name="P33">A<text:span text:style-name="T9">ß</text:span>hole<text:span text:style-name="T9"> </text:span>(alternative spelling)</text:p>
        </text:list-item>
        <text:list-item>
          <text:p text:style-name="P33">Dumba<text:span text:style-name="T9">ß </text:span>(alternative spelling)</text:p>
        </text:list-item>
        <text:list-item>
          <text:p text:style-name="P36">Pi<text:span text:style-name="T9">ß </text:span>(alternative spelling)</text:p>
        </text:list-item>
        <text:list-item>
          <text:p text:style-name="P36">Pi<text:span text:style-name="T9">ß</text:span>ed (alternative spelling)</text:p>
        </text:list-item>
        <text:list-item>
          <text:p text:style-name="P36">Pi<text:span text:style-name="T9">ß</text:span>ing (alternative spelling)</text:p>
        </text:list-item>
      </text:list>
      <text:h text:style-name="P7" text:outline-level="3"><text:span text:style-name="T15">Additive</text:span> <text:span text:style-name="T20">slang words</text:span></text:h>
      <text:list xml:id="list242513314" text:style-name="L9">
        <text:list-item>
          <text:p text:style-name="P39"><text:span text:style-name="T9">ẞ</text:span><text:span text:style-name="T19">icc</text:span></text:p>
        </text:list-item>
        <text:list-item>
          <text:p text:style-name="P39"><text:span text:style-name="T19">Thicc</text:span></text:p>
        </text:list-item>
        <text:list-item>
          <text:p text:style-name="P38">Yeeted</text:p>
        </text:list-item>
        <text:list-item>
          <text:p text:style-name="P38">Yeeter</text:p>
        </text:list-item>
        <text:list-item>
          <text:p text:style-name="P38">Yeet</text:p>
        </text:list-item>
      </text:list>
      <text:h text:style-name="P5" text:outline-level="3"><text:span text:style-name="T13">Additive</text:span> location words</text:h>
      <text:list xml:id="list2384843186" text:style-name="L6">
        <text:list-item>
          <text:p text:style-name="P26">Scunthorpe</text:p>
        </text:list-item>
        <text:list-item>
          <text:p text:style-name="P37">Scun<text:span text:style-name="T18">þ</text:span>orpe</text:p>
        </text:list-item>
        <text:list-item>
          <text:p text:style-name="P26"><text:soft-page-break/>Penistone</text:p>
        </text:list-item>
        <text:list-item>
          <text:p text:style-name="P26">Vuhledar</text:p>
        </text:list-item>
        <text:list-item>
          <text:p text:style-name="P26">Soledar</text:p>
        </text:list-item>
        <text:list-item>
          <text:p text:style-name="P26">Walla Walla</text:p>
        </text:list-item>
        <text:list-item>
          <text:p text:style-name="P26">Bucha</text:p>
        </text:list-item>
        <text:list-item>
          <text:p text:style-name="P37">Listenbourg (fictional)</text:p>
        </text:list-item>
      </text:list>
      <text:h text:style-name="P6" text:outline-level="3"><text:span text:style-name="T12">Additive</text:span> political words</text:h>
      <text:list xml:id="list77009565" text:style-name="L7">
        <text:list-item>
          <text:p text:style-name="P27">Talibama</text:p>
        </text:list-item>
        <text:list-item>
          <text:p text:style-name="P27">Talibangelist</text:p>
        </text:list-item>
        <text:list-item>
          <text:p text:style-name="P27">Y’allQaeda</text:p>
        </text:list-item>
        <text:list-item>
          <text:p text:style-name="P27">Nazbol</text:p>
        </text:list-item>
        <text:list-item>
          <text:p text:style-name="P27">Putler</text:p>
        </text:list-item>
        <text:list-item>
          <text:p text:style-name="P27">Vladolph</text:p>
        </text:list-item>
      </text:list>
      <text:h text:style-name="P3" text:outline-level="3"><text:span text:style-name="T12">Additive</text:span> buzz/jargon words</text:h>
      <text:list xml:id="list4018014900" text:style-name="L3">
        <text:list-item>
          <text:p text:style-name="P17"><text:span text:style-name="T1">Scroogled</text:span></text:p>
        </text:list-item>
        <text:list-item>
          <text:p text:style-name="P17"><text:span text:style-name="T1">Scroogling</text:span></text:p>
        </text:list-item>
        <text:list-item>
          <text:p text:style-name="P17"><text:span text:style-name="T1">Bikeshed</text:span></text:p>
        </text:list-item>
        <text:list-item>
          <text:p text:style-name="P17"><text:span text:style-name="T1">Bikeshedding</text:span></text:p>
        </text:list-item>
        <text:list-item>
          <text:p text:style-name="P17"><text:span text:style-name="T1">Hacky</text:span></text:p>
        </text:list-item>
        <text:list-item>
          <text:p text:style-name="P17"><text:span text:style-name="T1">Doomer</text:span></text:p>
        </text:list-item>
        <text:list-item>
          <text:p text:style-name="P9">Wojak</text:p>
        </text:list-item>
        <text:list-item>
          <text:p text:style-name="P9">Buttcoin</text:p>
        </text:list-item>
        <text:list-item>
          <text:p text:style-name="P9">Reddit</text:p>
        </text:list-item>
        <text:list-item>
          <text:p text:style-name="P9">Subreddit</text:p>
        </text:list-item>
        <text:list-item>
          <text:p text:style-name="P9">APK</text:p>
        </text:list-item>
        <text:list-item>
          <text:p text:style-name="P23">DeGoogle</text:p>
        </text:list-item>
        <text:list-item>
          <text:p text:style-name="P23">DeGoogled</text:p>
        </text:list-item>
        <text:list-item>
          <text:p text:style-name="P23">DeGoogling</text:p>
        </text:list-item>
        <text:list-item>
          <text:p text:style-name="P23">DeGoogler</text:p>
        </text:list-item>
      </text:list>
      <text:h text:style-name="P3" text:outline-level="3"><text:soft-page-break/><text:span text:style-name="T12">Additive</text:span> brand words</text:h>
      <text:list xml:id="list2472625331" text:style-name="L5">
        <text:list-item>
          <text:p text:style-name="P11">WacOS</text:p>
        </text:list-item>
        <text:list-item>
          <text:p text:style-name="P11">WhyOS</text:p>
        </text:list-item>
        <text:list-item>
          <text:p text:style-name="P11">WhyPadOS</text:p>
        </text:list-item>
        <text:list-item>
          <text:p text:style-name="P11">WhyPhoneOS</text:p>
        </text:list-item>
        <text:list-item>
          <text:p text:style-name="P11">WhyWatchOS</text:p>
        </text:list-item>
        <text:list-item>
          <text:p text:style-name="P11">LinkLax</text:p>
        </text:list-item>
        <text:list-item>
          <text:p text:style-name="P11">YouTube-DL</text:p>
        </text:list-item>
        <text:list-item>
          <text:p text:style-name="P11">YouTube-DLP</text:p>
        </text:list-item>
        <text:list-item>
          <text:p text:style-name="P11">Granatier</text:p>
        </text:list-item>
        <text:list-item>
          <text:p text:style-name="P11">Duolingo</text:p>
        </text:list-item>
        <text:list-item>
          <text:p text:style-name="P20">GLaDOS</text:p>
        </text:list-item>
        <text:list-item>
          <text:p text:style-name="P20">Chell</text:p>
        </text:list-item>
        <text:list-item>
          <text:p text:style-name="P20">iOS</text:p>
        </text:list-item>
        <text:list-item>
          <text:p text:style-name="P20">iPhoneOS</text:p>
        </text:list-item>
        <text:list-item>
          <text:p text:style-name="P20">iPadOS</text:p>
        </text:list-item>
        <text:list-item>
          <text:p text:style-name="P29">ePub</text:p>
        </text:list-item>
        <text:list-item>
          <text:p text:style-name="P29">JScript</text:p>
        </text:list-item>
        <text:list-item>
          <text:p text:style-name="P29">DSuite</text:p>
        </text:list-item>
        <text:list-item>
          <text:p text:style-name="P29">DCal</text:p>
        </text:list-item>
        <text:list-item>
          <text:p text:style-name="P29">DCalendar</text:p>
        </text:list-item>
        <text:list-item>
          <text:p text:style-name="P29">Dmail</text:p>
        </text:list-item>
        <text:list-item>
          <text:p text:style-name="P29">JQuery</text:p>
        </text:list-item>
        <text:list-item>
          <text:p text:style-name="P29">MacOS</text:p>
        </text:list-item>
        <text:list-item>
          <text:p text:style-name="P29">TinyOS</text:p>
        </text:list-item>
      </text:list>
      <text:h text:style-name="Heading_20_3" text:outline-level="3"><text:span text:style-name="T14">Added</text:span> <text:span text:style-name="T17">abbreviation words</text:span></text:h>
      <text:p text:style-name="P14">TODO: <text:span text:style-name="T2">Add examples for each word and how it is unabbreviated</text:span></text:p>
      <text:list xml:id="list1567463495" text:style-name="L8">
        <text:list-item>
          <text:p text:style-name="P30">RPi</text:p>
        </text:list-item>
        <text:list-item>
          <text:p text:style-name="P30">SNU</text:p>
        </text:list-item>
        <text:list-item>
          <text:p text:style-name="P30"><text:soft-page-break/>QML</text:p>
        </text:list-item>
        <text:list-item>
          <text:p text:style-name="P21">XFCE</text:p>
        </text:list-item>
        <text:list-item>
          <text:p text:style-name="P21">LXQT</text:p>
        </text:list-item>
        <text:list-item>
          <text:p text:style-name="P21">LXDE</text:p>
        </text:list-item>
        <text:list-item>
          <text:p text:style-name="P30">YT-DL</text:p>
        </text:list-item>
        <text:list-item>
          <text:p text:style-name="P30">EOL</text:p>
        </text:list-item>
        <text:list-item>
          <text:p text:style-name="P30">CRLF</text:p>
        </text:list-item>
        <text:list-item>
          <text:p text:style-name="P30">LF</text:p>
        </text:list-item>
        <text:list-item>
          <text:p text:style-name="P30">CR</text:p>
        </text:list-item>
        <text:list-item>
          <text:p text:style-name="P30">CBT</text:p>
        </text:list-item>
        <text:list-item>
          <text:p text:style-name="P30">CCP</text:p>
        </text:list-item>
        <text:list-item>
          <text:p text:style-name="P30">MKV</text:p>
        </text:list-item>
        <text:list-item>
          <text:p text:style-name="P30">BMP</text:p>
        </text:list-item>
        <text:list-item>
          <text:p text:style-name="P30">CSON</text:p>
        </text:list-item>
        <text:list-item>
          <text:p text:style-name="P30">JSON</text:p>
        </text:list-item>
        <text:list-item>
          <text:p text:style-name="P30">CPAP</text:p>
        </text:list-item>
        <text:list-item>
          <text:p text:style-name="P30">CSV</text:p>
        </text:list-item>
        <text:list-item>
          <text:p text:style-name="P30">CBA</text:p>
        </text:list-item>
        <text:list-item>
          <text:p text:style-name="P30">DRM (<text:span text:style-name="T4">D</text:span>igital <text:span text:style-name="T4">R</text:span>estrictive <text:span text:style-name="T4">M</text:span>easures)</text:p>
        </text:list-item>
      </text:list>
      <text:h text:style-name="P3" text:outline-level="3"><text:span text:style-name="T10">Removed </text:span>words</text:h>
      <text:list xml:id="list3068410889" text:style-name="L4">
        <text:list-item>
          <text:p text:style-name="P8">Google</text:p>
        </text:list-item>
        <text:list-item>
          <text:p text:style-name="P8">Googled</text:p>
        </text:list-item>
        <text:list-item>
          <text:p text:style-name="P8">Googling</text:p>
        </text:list-item>
        <text:list-item>
          <text:p text:style-name="P22">Googler</text:p>
        </text:list-item>
      </text:list>
      <text:p text:style-name="Horizontal_20_Lin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8:10:08.145342741</meta:creation-date>
    <dc:date>2023-02-14T00:19:13.824910744</dc:date>
    <meta:editing-duration>PT4H30M30S</meta:editing-duration>
    <meta:editing-cycles>2</meta:editing-cycles>
    <meta:generator>LibreOffice/7.3.2.2$Linux_X86_64 LibreOffice_project/30$Build-2</meta:generator>
    <meta:document-statistic meta:table-count="0" meta:image-count="0" meta:object-count="0" meta:page-count="6" meta:paragraph-count="164" meta:word-count="466" meta:character-count="2836" meta:non-whitespace-character-count="2677"/>
  </office:meta>
</office:document-meta>
</file>